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officeooo:rsid="0011aa63" officeooo:paragraph-rsid="0011aa63"/>
    </style:style>
    <style:style style:name="P2" style:family="paragraph" style:parent-style-name="Standard">
      <style:paragraph-properties fo:text-align="start" style:justify-single-word="false"/>
      <style:text-properties style:font-name="Arial" style:text-underline-style="solid" style:text-underline-width="auto" style:text-underline-color="font-color" officeooo:rsid="0011aa63" officeooo:paragraph-rsid="0011aa63"/>
    </style:style>
    <style:style style:name="P3" style:family="paragraph" style:parent-style-name="Standard">
      <style:paragraph-properties fo:text-align="start" style:justify-single-word="false"/>
      <style:text-properties style:font-name="Arial" style:text-underline-style="none" officeooo:rsid="0011aa63" officeooo:paragraph-rsid="0011aa63"/>
    </style:style>
    <style:style style:name="P4" style:family="paragraph" style:parent-style-name="Standard">
      <style:paragraph-properties fo:text-align="start" style:justify-single-word="false"/>
      <style:text-properties style:font-name="Arial" style:text-underline-style="none" officeooo:rsid="0011aa63" officeooo:paragraph-rsid="001294a7"/>
    </style:style>
    <style:style style:name="P5" style:family="paragraph" style:parent-style-name="Standard">
      <style:paragraph-properties fo:text-align="start" style:justify-single-word="false"/>
      <style:text-properties style:font-name="Arial" style:text-underline-style="none" officeooo:rsid="001294a7" officeooo:paragraph-rsid="001294a7"/>
    </style:style>
    <style:style style:name="P6" style:family="paragraph" style:parent-style-name="Standard">
      <style:paragraph-properties fo:text-align="start" style:justify-single-word="false"/>
      <style:text-properties style:font-name="Arial" style:text-underline-style="none" officeooo:rsid="0013bc30" officeooo:paragraph-rsid="0013bc30"/>
    </style:style>
    <style:style style:name="P7" style:family="paragraph" style:parent-style-name="Standard">
      <style:paragraph-properties fo:text-align="start" style:justify-single-word="false"/>
      <style:text-properties style:font-name="Arial" style:text-underline-style="none" officeooo:rsid="0016adba" officeooo:paragraph-rsid="0016adba"/>
    </style:style>
    <style:style style:name="P8" style:family="paragraph" style:parent-style-name="Standard">
      <style:paragraph-properties fo:text-align="start" style:justify-single-word="false"/>
      <style:text-properties style:font-name="Arial" style:text-underline-style="none" officeooo:rsid="0016c7e6" officeooo:paragraph-rsid="0016c7e6"/>
    </style:style>
    <style:style style:name="P9" style:family="paragraph" style:parent-style-name="Standard">
      <style:paragraph-properties fo:text-align="start" style:justify-single-word="false"/>
      <style:text-properties style:font-name="Arial" style:text-underline-style="none" officeooo:rsid="00185fa8" officeooo:paragraph-rsid="00185fa8"/>
    </style:style>
    <style:style style:name="P10" style:family="paragraph" style:parent-style-name="Standard">
      <style:paragraph-properties fo:text-align="start" style:justify-single-word="false"/>
      <style:text-properties style:font-name="Arial" style:text-underline-style="none" officeooo:rsid="001b7f0a" officeooo:paragraph-rsid="001b7f0a"/>
    </style:style>
    <style:style style:name="P11" style:family="paragraph" style:parent-style-name="Standard">
      <style:paragraph-properties fo:text-align="start" style:justify-single-word="false"/>
      <style:text-properties style:font-name="Arial" style:text-underline-style="none" officeooo:rsid="001b8892" officeooo:paragraph-rsid="001b8892"/>
    </style:style>
    <style:style style:name="P12" style:family="paragraph" style:parent-style-name="Standard">
      <style:paragraph-properties fo:text-align="start" style:justify-single-word="false" fo:break-before="page"/>
      <style:text-properties style:font-name="Arial" style:text-underline-style="none" officeooo:rsid="001b8892" officeooo:paragraph-rsid="001b8892"/>
    </style:style>
    <style:style style:name="P13" style:family="paragraph" style:parent-style-name="Standard">
      <style:paragraph-properties fo:text-align="center" style:justify-single-word="false"/>
      <style:text-properties fo:color="#c9211e" loext:opacity="100%" style:font-name="Arial" style:text-underline-style="solid" style:text-underline-width="auto" style:text-underline-color="font-color" officeooo:rsid="0011aa63" officeooo:paragraph-rsid="0011aa63"/>
    </style:style>
    <style:style style:name="T1" style:family="text">
      <style:text-properties officeooo:rsid="0012e8ef"/>
    </style:style>
    <style:style style:name="T2" style:family="text">
      <style:text-properties style:text-position="super 58%"/>
    </style:style>
    <style:style style:name="T3" style:family="text">
      <style:text-properties officeooo:rsid="001519c9"/>
    </style:style>
    <style:style style:name="T4" style:family="text">
      <style:text-properties officeooo:rsid="00199d2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CV numériques et portfolios</text:p>
      <text:p text:style-name="P1"/>
      <text:p text:style-name="P2"/>
      <text:p text:style-name="P3">1. Définition et rôle</text:p>
      <text:p text:style-name="P3"/>
      <text:p text:style-name="P3">⇒ Site personnel ou créé sur une application une ou plusieurs pages</text:p>
      <text:p text:style-name="P3"/>
      <text:p text:style-name="P5">⇒ Objectif</text:p>
      <text:p text:style-name="P5"><text:tab/>⇒ C<text:span text:style-name="T1">V</text:span> numérique clair, professionnel, sérieux</text:p>
      <text:p text:style-name="P4"/>
      <text:p text:style-name="P6">⇒ Exemple Cv numérique, Romain Sertelon, surtout son texte de présentation</text:p>
      <text:p text:style-name="P6"/>
      <text:p text:style-name="P6"/>
      <text:p text:style-name="P6">2. Réseaux sociaux professionnels</text:p>
      <text:p text:style-name="P6"/>
      <text:p text:style-name="P6">⇒ LinkedIn, Viadeo</text:p>
      <text:p text:style-name="P6"/>
      <text:p text:style-name="P6">⇒ 1<text:span text:style-name="T2">er</text:span> action, renseigner au maximum son profil</text:p>
      <text:p text:style-name="P6"><text:tab/><text:span text:style-name="T3">⇒ Objectif principal : étendre ses relations professionnelles pour faire du réseautage</text:span></text:p>
      <text:p text:style-name="P6"><text:tab/></text:p>
      <text:p text:style-name="P6"/>
      <text:p text:style-name="P7">3. CV créatif</text:p>
      <text:p text:style-name="P7"/>
      <text:p text:style-name="P7">⇒ Cv original, personnel, ingénieux et soigné</text:p>
      <text:p text:style-name="P7"/>
      <text:p text:style-name="P8">⇒ Domaine du web, du graphisme et du jeu vidéo</text:p>
      <text:p text:style-name="P8"><text:tab/>⇒ Preuve de créativité</text:p>
      <text:p text:style-name="P8"/>
      <text:p text:style-name="P8">⇒ Graphisme au service d’une information claire et lisible</text:p>
      <text:p text:style-name="P8"/>
      <text:p text:style-name="P8"/>
      <text:p text:style-name="P9">3. Exemple bon CV créatif</text:p>
      <text:p text:style-name="P9"/>
      <text:p text:style-name="P9">⇒ Peter Oravec, développeur web front-end </text:p>
      <text:p text:style-name="P9"/>
      <text:p text:style-name="P9"/>
      <text:p text:style-name="P9">4. Avantage d’un portfolio</text:p>
      <text:p text:style-name="P9"/>
      <text:p text:style-name="P9">⇒ Dossier personnel montrant les acquis de formation et de l’expérience d’une personne</text:p>
      <text:p text:style-name="P9"><text:tab/><text:span text:style-name="T4">⇒ Montrer des projets</text:span></text:p>
      <text:p text:style-name="P9"><text:tab/><text:span text:style-name="T4">⇒ Démontrer</text:span></text:p>
      <text:p text:style-name="P9"><text:tab/><text:tab/><text:span text:style-name="T4">⇒ La possession de certaines compétences (savoir faire et savoir être</text:span></text:p>
      <text:p text:style-name="P9"><text:tab/><text:tab/><text:span text:style-name="T4">⇒ La singularité du parcours, de l’expérience, des réalisations</text:span></text:p>
      <text:p text:style-name="P9"/>
      <text:p text:style-name="P10">⇒ Si bien fait, mieux que le CV et la lettre de motivation</text:p>
      <text:p text:style-name="P10"/>
      <text:p text:style-name="P11">⇒ Loan Bengmah : débutant</text:p>
      <text:p text:style-name="P11">⇒ Matt Farley : confirmé</text:p>
      <text:p text:style-name="P11">⇒ Patrick David : confirmé</text:p>
      <text:p text:style-name="P11"/>
      <text:p text:style-name="P11"/>
      <text:p text:style-name="P12">5. Contenu d’un CV numérique</text:p>
      <text:p text:style-name="P11"/>
      <text:p text:style-name="P11">⇒ Informations sérieuses et professionnelles</text:p>
      <text:p text:style-name="P11"/>
      <text:p text:style-name="P11">⇒ Concis, précis et lisible</text:p>
      <text:p text:style-name="P11"/>
      <text:p text:style-name="P11">⇒ Bien structuré</text:p>
      <text:p text:style-name="P11"/>
      <text:p text:style-name="P11">⇒ Esthétique travaillée et sobre</text:p>
      <text:p text:style-name="P11"/>
      <text:p text:style-name="P11">⇒ Lien hypertextes pour les réalisations, voire portfolio</text:p>
      <text:p text:style-name="P11"/>
      <text:p text:style-name="P11">⇒ Premier lecteur du CV numérique : sans doute une machin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5T10:26:08.313217428</meta:creation-date>
    <dc:date>2023-09-15T10:55:18.062778553</dc:date>
    <meta:editing-duration>PT29M5S</meta:editing-duration>
    <meta:editing-cycles>11</meta:editing-cycles>
    <meta:generator>LibreOffice/7.5.5.2$Linux_X86_64 LibreOffice_project/50$Build-2</meta:generator>
    <meta:document-statistic meta:table-count="0" meta:image-count="0" meta:object-count="0" meta:page-count="2" meta:paragraph-count="35" meta:word-count="223" meta:character-count="1358" meta:non-whitespace-character-count="1158"/>
  </office:meta>
</office:document-meta>
</file>